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I(itr-err)" table:style-name="ta1">
        <table:shapes>
          <draw:frame draw:z-index="0" draw:style-name="gr1" draw:text-style-name="P1" svg:width="443.96pt" svg:height="642.25pt" svg:x="275.44pt" svg:y="289.9pt">
            <loext:p draw:notify-on-update-of-ranges="'BI(itr-err)'.C41:'BI(itr-err)'.C70 'BI(itr-err)'.D40:'BI(itr-err)'.D40 'BI(itr-err)'.D41:'BI(itr-err)'.D70 'BI(itr-err)'.C41:'BI(itr-err)'.C70 'BI(itr-err)'.E40:'BI(itr-err)'.E40 'BI(itr-err)'.E41:'BI(itr-err)'.E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39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6"/>Iteration</text:p>
          </table:table-cell>
          <table:table-cell table:style-name="ce1" office:value-type="string" calcext:value-type="string">
            <text:p><text:s text:c="4"/>Bisection</text:p>
          </table:table-cell>
          <table:table-cell table:style-name="ce1" office:value-type="string" calcext:value-type="string">
            <text:p>False-Positio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.96379" calcext:value-type="float">
            <text:p>1.9637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.28571" calcext:value-type="float">
            <text:p>14.28571</text:p>
          </table:table-cell>
          <table:table-cell office:value-type="float" office:value="1.9203" calcext:value-type="float">
            <text:p>1.920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.69231" calcext:value-type="float">
            <text:p>7.69231</text:p>
          </table:table-cell>
          <table:table-cell office:value-type="float" office:value="1.87578" calcext:value-type="float">
            <text:p>1.8757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83029" calcext:value-type="float">
            <text:p>1.8302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04082" calcext:value-type="float">
            <text:p>2.04082</text:p>
          </table:table-cell>
          <table:table-cell office:value-type="float" office:value="1.78392" calcext:value-type="float">
            <text:p>1.7839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03093" calcext:value-type="float">
            <text:p>1.03093</text:p>
          </table:table-cell>
          <table:table-cell office:value-type="float" office:value="1.73675" calcext:value-type="float">
            <text:p>1.7367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51813" calcext:value-type="float">
            <text:p>0.51813</text:p>
          </table:table-cell>
          <table:table-cell office:value-type="float" office:value="1.68886" calcext:value-type="float">
            <text:p>1.6888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2584" calcext:value-type="float">
            <text:p>0.2584</text:p>
          </table:table-cell>
          <table:table-cell office:value-type="float" office:value="1.64036" calcext:value-type="float">
            <text:p>1.6403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2903" calcext:value-type="float">
            <text:p>0.12903</text:p>
          </table:table-cell>
          <table:table-cell office:value-type="float" office:value="1.59136" calcext:value-type="float">
            <text:p>1.59136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1.54196" calcext:value-type="float">
            <text:p>1.5419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1.49227" calcext:value-type="float">
            <text:p>1.49227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1.44242" calcext:value-type="float">
            <text:p>1.44242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1.39252" calcext:value-type="float">
            <text:p>1.3925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1.3427" calcext:value-type="float">
            <text:p>1.342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1.29307" calcext:value-type="float">
            <text:p>1.2930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1.24376" calcext:value-type="float">
            <text:p>1.2437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1.19488" calcext:value-type="float">
            <text:p>1.1948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.14654" calcext:value-type="float">
            <text:p>1.14654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1.09885" calcext:value-type="float">
            <text:p>1.09885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.05191" calcext:value-type="float">
            <text:p>1.05191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1.00582" calcext:value-type="float">
            <text:p>1.00582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0.96067" calcext:value-type="float">
            <text:p>0.96067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0.91652" calcext:value-type="float">
            <text:p>0.91652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0.87346" calcext:value-type="float">
            <text:p>0.87346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0.83155" calcext:value-type="float">
            <text:p>0.83155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0.79084" calcext:value-type="float">
            <text:p>0.79084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0.75138" calcext:value-type="float">
            <text:p>0.75138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.7132" calcext:value-type="float">
            <text:p>0.713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0.67633" calcext:value-type="float">
            <text:p>0.67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 style:data-style-name="N2" text:time-value="14:57:52.102207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18:30:16.605661992</dc:date>
    <meta:editing-duration>PT1H42M37S</meta:editing-duration>
    <meta:editing-cycles>2</meta:editing-cycles>
    <meta:generator>LibreOffice/5.1.6.2$Linux_X86_64 LibreOffice_project/10m0$Build-2</meta:generator>
    <meta:document-statistic meta:table-count="1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63cm" svg:height="22.658cm" xlink:href=".." xlink:type="simple" chart:class="chart:scatter" chart:style-name="ch1">
        <chart:legend svg:x="4.1cm" svg:y="15.743cm" style:legend-expansion="custom" chartooo:width="6.52cm" chartooo:height="1.026cm" style:legend-expansion-aspect-ratio="6.35477582846004" chart:style-name="ch2"/>
        <chart:plot-area chart:style-name="ch3" table:cell-range-address="'BI(itr-err)'.C41:'BI(itr-err)'.E70 'BI(itr-err)'.D40:'BI(itr-err)'.E40" chart:data-source-has-labels="row" svg:x="0.201cm" svg:y="-0.203cm" svg:width="15.052cm" svg:height="15.817cm">
          <chartooo:coordinate-region svg:x="0.822cm" svg:y="-0.004cm" svg:width="14.244cm" svg:height="14.9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I(itr-err)'.D41:'BI(itr-err)'.D70" chart:label-cell-address="'BI(itr-err)'.D40:'BI(itr-err)'.D40" chart:class="chart:scatter">
            <chart:domain table:cell-range-address="'BI(itr-err)'.C41:'BI(itr-err)'.C70"/>
            <chart:data-point chart:repeated="30"/>
          </chart:series>
          <chart:series chart:style-name="ch7" chart:values-cell-range-address="'BI(itr-err)'.E41:'BI(itr-err)'.E70" chart:label-cell-address="'BI(itr-err)'.E40:'BI(itr-err)'.E40" chart:class="chart:scatte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    Bisection</text:p>
                <draw:g>
                  <svg:desc>'BI(itr-err)'.D40:'BI(itr-err)'.D40</svg:desc>
                </draw:g>
              </table:table-cell>
              <table:table-cell office:value-type="string">
                <text:p>False-Position</text:p>
                <draw:g>
                  <svg:desc>'BI(itr-err)'.E40:'BI(itr-err)'.E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I(itr-err)'.C41:'BI(itr-err)'.C70</svg:desc>
                </draw:g>
              </table:table-cell>
              <table:table-cell office:value-type="float" office:value="NaN">
                <text:p>NaN</text:p>
                <draw:g>
                  <svg:desc>'BI(itr-err)'.D41:'BI(itr-err)'.D70</svg:desc>
                </draw:g>
              </table:table-cell>
              <table:table-cell office:value-type="float" office:value="NaN">
                <text:p>NaN</text:p>
                <draw:g>
                  <svg:desc>'BI(itr-err)'.E41:'BI(itr-err)'.E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.96379">
                <text:p>1.96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.28571">
                <text:p>14.28571</text:p>
              </table:table-cell>
              <table:table-cell office:value-type="float" office:value="1.9203">
                <text:p>1.9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69231">
                <text:p>7.69231</text:p>
              </table:table-cell>
              <table:table-cell office:value-type="float" office:value="1.87578">
                <text:p>1.87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83029">
                <text:p>1.83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04082">
                <text:p>2.04082</text:p>
              </table:table-cell>
              <table:table-cell office:value-type="float" office:value="1.78392">
                <text:p>1.78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3093">
                <text:p>1.03093</text:p>
              </table:table-cell>
              <table:table-cell office:value-type="float" office:value="1.73675">
                <text:p>1.73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1813">
                <text:p>0.51813</text:p>
              </table:table-cell>
              <table:table-cell office:value-type="float" office:value="1.68886">
                <text:p>1.68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584">
                <text:p>0.2584</text:p>
              </table:table-cell>
              <table:table-cell office:value-type="float" office:value="1.64036">
                <text:p>1.64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2903">
                <text:p>0.12903</text:p>
              </table:table-cell>
              <table:table-cell office:value-type="float" office:value="1.59136">
                <text:p>1.59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6447">
                <text:p>0.06447</text:p>
              </table:table-cell>
              <table:table-cell office:value-type="float" office:value="1.54196">
                <text:p>1.54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3225">
                <text:p>0.03225</text:p>
              </table:table-cell>
              <table:table-cell office:value-type="float" office:value="1.49227">
                <text:p>1.49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1613">
                <text:p>0.01613</text:p>
              </table:table-cell>
              <table:table-cell office:value-type="float" office:value="1.44242">
                <text:p>1.44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806">
                <text:p>0.00806</text:p>
              </table:table-cell>
              <table:table-cell office:value-type="float" office:value="1.39252">
                <text:p>1.39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403">
                <text:p>0.00403</text:p>
              </table:table-cell>
              <table:table-cell office:value-type="float" office:value="1.3427">
                <text:p>1.3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202">
                <text:p>0.00202</text:p>
              </table:table-cell>
              <table:table-cell office:value-type="float" office:value="1.29307">
                <text:p>1.29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101">
                <text:p>0.00101</text:p>
              </table:table-cell>
              <table:table-cell office:value-type="float" office:value="1.24376">
                <text:p>1.24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5">
                <text:p>0.0005</text:p>
              </table:table-cell>
              <table:table-cell office:value-type="float" office:value="1.19488">
                <text:p>1.19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.14654">
                <text:p>1.14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.09885">
                <text:p>1.09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.05191">
                <text:p>1.05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.00582">
                <text:p>1.005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96067">
                <text:p>0.960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91652">
                <text:p>0.91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87346">
                <text:p>0.873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83155">
                <text:p>0.83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79084">
                <text:p>0.79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75138">
                <text:p>0.75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7132">
                <text:p>0.7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67633">
                <text:p>0.676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